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6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304.6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9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6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20])" office:value-type="float" office:value="1005.14" calcext:value-type="float">
            <text:p>1005.1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 2016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300" calcext:value-type="float">
            <text:p>-33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24:.B30])" office:value-type="float" office:value="-6494.26" calcext:value-type="float">
            <text:p>-6494.2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21];[.B32])" office:value-type="float" office:value="-5489.12" calcext:value-type="float">
            <text:p>-5489.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18:57:25.782134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19:02:27.261444735</dc:date>
    <meta:editing-duration>PT16H25M40S</meta:editing-duration>
    <meta:editing-cycles>75</meta:editing-cycles>
    <meta:generator>LibreOffice/5.1.4.2$Linux_X86_64 LibreOffice_project/10m0$Build-2</meta:generator>
    <meta:document-statistic meta:table-count="2" meta:cell-count="262" meta:object-count="0"/>
  </office:meta>
</office:document-meta>
</file>